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1656" calcext:value-type="float">
            <text:p>128.3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504" calcext:value-type="float">
            <text:p>127.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1472" calcext:value-type="float">
            <text:p>127.6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6656" calcext:value-type="float">
            <text:p>126.4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8224" calcext:value-type="float">
            <text:p>125.9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616" calcext:value-type="float">
            <text:p>125.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7312" calcext:value-type="float">
            <text:p>124.7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9928" calcext:value-type="float">
            <text:p>123.6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3088" calcext:value-type="float">
            <text:p>122.2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7536" calcext:value-type="float">
            <text:p>122.0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288" calcext:value-type="float">
            <text:p>120.4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2672" calcext:value-type="float">
            <text:p>118.1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0352" calcext:value-type="float">
            <text:p>114.8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9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3288" calcext:value-type="float">
            <text:p>104.7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8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8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198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